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Problem Siz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nergy 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3</text:p>
          </table:table-cell>
          <table:table-cell office:value-type="float" office:value="20.021311" calcext:value-type="float">
            <text:p>20.021311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3</text:p>
          </table:table-cell>
          <table:table-cell office:value-type="float" office:value="19.864919" calcext:value-type="float">
            <text:p>19.864919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3</text:p>
          </table:table-cell>
          <table:table-cell office:value-type="float" office:value="20.084435" calcext:value-type="float">
            <text:p>20.08443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2</text:p>
          </table:table-cell>
          <table:table-cell office:value-type="float" office:value="17.913421" calcext:value-type="float">
            <text:p>17.913421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2</text:p>
          </table:table-cell>
          <table:table-cell office:value-type="float" office:value="17.890983" calcext:value-type="float">
            <text:p>17.890983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2</text:p>
          </table:table-cell>
          <table:table-cell office:value-type="float" office:value="17.809171" calcext:value-type="float">
            <text:p>17.809171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1</text:p>
          </table:table-cell>
          <table:table-cell office:value-type="float" office:value="18.549732" calcext:value-type="float">
            <text:p>18.549732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1</text:p>
          </table:table-cell>
          <table:table-cell office:value-type="float" office:value="18.420521" calcext:value-type="float">
            <text:p>18.420521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1</text:p>
          </table:table-cell>
          <table:table-cell office:value-type="float" office:value="18.620717" calcext:value-type="float">
            <text:p>18.620717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0</text:p>
          </table:table-cell>
          <table:table-cell office:value-type="float" office:value="7.09266" calcext:value-type="float">
            <text:p>7.0926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0</text:p>
          </table:table-cell>
          <table:table-cell office:value-type="float" office:value="6.934984" calcext:value-type="float">
            <text:p>6.93498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0</text:p>
          </table:table-cell>
          <table:table-cell office:value-type="float" office:value="6.939836" calcext:value-type="float">
            <text:p>6.93983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1</text:p>
          </table:table-cell>
          <table:table-cell office:value-type="float" office:value="5.795433" calcext:value-type="float">
            <text:p>5.795433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1</text:p>
          </table:table-cell>
          <table:table-cell office:value-type="float" office:value="5.582565" calcext:value-type="float">
            <text:p>5.58256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1</text:p>
          </table:table-cell>
          <table:table-cell office:value-type="float" office:value="5.581819" calcext:value-type="float">
            <text:p>5.5818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2</text:p>
          </table:table-cell>
          <table:table-cell office:value-type="float" office:value="5.54417" calcext:value-type="float">
            <text:p>5.54417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2</text:p>
          </table:table-cell>
          <table:table-cell office:value-type="float" office:value="5.555729" calcext:value-type="float">
            <text:p>5.55572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2</text:p>
          </table:table-cell>
          <table:table-cell office:value-type="float" office:value="5.513325" calcext:value-type="float">
            <text:p>5.513325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3</text:p>
          </table:table-cell>
          <table:table-cell office:value-type="float" office:value="5.527328" calcext:value-type="float">
            <text:p>5.527328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3</text:p>
          </table:table-cell>
          <table:table-cell office:value-type="float" office:value="5.452731" calcext:value-type="float">
            <text:p>5.45273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3</text:p>
          </table:table-cell>
          <table:table-cell office:value-type="float" office:value="5.448408" calcext:value-type="float">
            <text:p>5.44840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23.694911" calcext:value-type="float">
            <text:p>123.694911</text:p>
          </table:table-cell>
          <table:table-cell office:value-type="float" office:value="21757" calcext:value-type="float">
            <text:p>2175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19.174083" calcext:value-type="float">
            <text:p>119.174083</text:p>
          </table:table-cell>
          <table:table-cell office:value-type="float" office:value="21369" calcext:value-type="float">
            <text:p>2136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3</text:p>
          </table:table-cell>
          <table:table-cell office:value-type="float" office:value="117.74646" calcext:value-type="float">
            <text:p>117.74646</text:p>
          </table:table-cell>
          <table:table-cell office:value-type="float" office:value="21159" calcext:value-type="float">
            <text:p>2115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23.494233" calcext:value-type="float">
            <text:p>123.494233</text:p>
          </table:table-cell>
          <table:table-cell office:value-type="float" office:value="22272" calcext:value-type="float">
            <text:p>22272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21.266988" calcext:value-type="float">
            <text:p>121.266988</text:p>
          </table:table-cell>
          <table:table-cell office:value-type="float" office:value="22007" calcext:value-type="float">
            <text:p>22007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2</text:p>
          </table:table-cell>
          <table:table-cell office:value-type="float" office:value="123.819744" calcext:value-type="float">
            <text:p>123.819744</text:p>
          </table:table-cell>
          <table:table-cell office:value-type="float" office:value="22299" calcext:value-type="float">
            <text:p>222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24.969901" calcext:value-type="float">
            <text:p>124.969901</text:p>
          </table:table-cell>
          <table:table-cell office:value-type="float" office:value="22919" calcext:value-type="float">
            <text:p>22919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1</text:p>
          </table:table-cell>
          <table:table-cell office:value-type="float" office:value="123.325455" calcext:value-type="float">
            <text:p>123.325455</text:p>
          </table:table-cell>
          <table:table-cell office:value-type="float" office:value="22842" calcext:value-type="float">
            <text:p>22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05:08.747887900</meta:creation-date>
    <dc:date>2018-06-14T18:45:29.758667022</dc:date>
    <meta:editing-duration>PT36M36S</meta:editing-duration>
    <meta:editing-cycles>1</meta:editing-cycles>
    <meta:document-statistic meta:table-count="1" meta:cell-count="155" meta:object-count="0"/>
    <meta:generator>LibreOffice/5.4.6.2$Linux_X86_64 LibreOffice_project/40m0$Build-2</meta:generator>
  </office:meta>
</office:document-meta>
</file>